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10bbf1" officeooo:paragraph-rsid="0010bbf1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bd8f4" officeooo:paragraph-rsid="001bd8f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0bbf1" officeooo:paragraph-rsid="0010bbf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f3d1a" officeooo:paragraph-rsid="001bd8f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463b0" officeooo:paragraph-rsid="002463b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49c8b" officeooo:paragraph-rsid="00249c8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249c8b" officeooo:paragraph-rsid="00249c8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2463b0" officeooo:paragraph-rsid="002463b0" style:font-size-asian="15pt" style:font-weight-asian="bold" style:font-size-complex="15pt" style:font-weight-complex="bold"/>
    </style:style>
    <style:style style:name="T1" style:family="text">
      <style:text-properties officeooo:rsid="002463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S TP3</text:p>
      <text:p text:style-name="P1"/>
      <text:p text:style-name="P1">Nathan SALEZ </text:p>
      <text:p text:style-name="P1"/>
      <text:p text:style-name="P3">Question <text:span text:style-name="T1">2</text:span> :</text:p>
      <text:p text:style-name="P5">Un thread mutex ne peut être utilisé que par le processus appelant.</text:p>
      <text:p text:style-name="P5">Un thread mutex est un sémaphore dont le compteur de jetons est à 1 au maximum.</text:p>
      <text:p text:style-name="P5">On ne peut donc pas utiliser de thread mutex lorsque l’on veut un compteur de jetons supérieur à 1, et lorsque l’on veut que plusieurs processus utilisent un sémaphore.</text:p>
      <text:p text:style-name="P5"/>
      <text:p text:style-name="P7">Question 3 :</text:p>
      <text:p text:style-name="P6">Les sémaphores nommés se trouvent dans dev/shm.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8:06:50.377378065</meta:creation-date>
    <meta:generator>LibreOffice/6.0.7.3$Linux_X86_64 LibreOffice_project/00m0$Build-3</meta:generator>
    <dc:date>2019-11-27T12:14:55.652540720</dc:date>
    <meta:editing-duration>PT8H23M14S</meta:editing-duration>
    <meta:editing-cycles>9</meta:editing-cycles>
    <meta:document-statistic meta:table-count="0" meta:image-count="0" meta:object-count="0" meta:page-count="1" meta:paragraph-count="8" meta:word-count="74" meta:character-count="405" meta:non-whitespace-character-count="338"/>
  </office:meta>
</office:document-meta>
</file>